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06">
            <text:p>T-3806</text:p>
          </table:table-cell>
          <table:table-cell office:value-type="float" office:value="64.8305">
            <text:p>64.8305</text:p>
          </table:table-cell>
          <table:table-cell office:value-type="float" office:value="11.37">
            <text:p>11.37</text:p>
          </table:table-cell>
          <table:table-cell office:value-type="float" office:value="3750.0">
            <text:p>375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.99">
            <text:p>17.99</text:p>
          </table:table-cell>
          <table:table-cell office:value-type="float" office:value="1.71">
            <text:p>1.71</text:p>
          </table:table-cell>
          <table:table-cell office:value-type="float" office:value="1.7129924185185543">
            <text:p>1.7129924185185543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45">
            <text:p>T-3845</text:p>
          </table:table-cell>
          <table:table-cell office:value-type="float" office:value="64.9516">
            <text:p>64.9516</text:p>
          </table:table-cell>
          <table:table-cell office:value-type="float" office:value="11.69">
            <text:p>11.69</text:p>
          </table:table-cell>
          <table:table-cell office:value-type="float" office:value="1570.0">
            <text:p>1570.0</text:p>
          </table:table-cell>
          <table:table-cell office:value-type="float" office:value="185.0">
            <text:p>1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9">
            <text:p>6.99</text:p>
          </table:table-cell>
          <table:table-cell office:value-type="float" office:value="1.66">
            <text:p>1.66</text:p>
          </table:table-cell>
          <table:table-cell office:value-type="float" office:value="1.662810812958658">
            <text:p>1.662810812958658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2845">
            <text:p>T-2845</text:p>
          </table:table-cell>
          <table:table-cell office:value-type="float" office:value="64.9104">
            <text:p>64.9104</text:p>
          </table:table-cell>
          <table:table-cell office:value-type="float" office:value="11.66">
            <text:p>11.66</text:p>
          </table:table-cell>
          <table:table-cell office:value-type="float" office:value="8000.0">
            <text:p>8000.0</text:p>
          </table:table-cell>
          <table:table-cell office:value-type="float" office:value="160.0">
            <text:p>1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0.79">
            <text:p>90.79</text:p>
          </table:table-cell>
          <table:table-cell office:value-type="float" office:value="1.39">
            <text:p>1.39</text:p>
          </table:table-cell>
          <table:table-cell office:value-type="float" office:value="1.392589983926314">
            <text:p>1.392589983926314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726">
            <text:p>T-726</text:p>
          </table:table-cell>
          <table:table-cell office:value-type="float" office:value="64.53333333333333">
            <text:p>64.53333333333333</text:p>
          </table:table-cell>
          <table:table-cell office:value-type="float" office:value="11.75">
            <text:p>11.75</text:p>
          </table:table-cell>
          <table:table-cell office:value-type="float" office:value="8020.0">
            <text:p>802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7.8">
            <text:p>157.8</text:p>
          </table:table-cell>
          <table:table-cell office:value-type="float" office:value="1.64">
            <text:p>1.64</text:p>
          </table:table-cell>
          <table:table-cell office:value-type="float" office:value="1.6443642858765053">
            <text:p>1.6443642858765053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2847">
            <text:p>T-2847</text:p>
          </table:table-cell>
          <table:table-cell office:value-type="float" office:value="64.9259">
            <text:p>64.9259</text:p>
          </table:table-cell>
          <table:table-cell office:value-type="float" office:value="11.65">
            <text:p>11.65</text:p>
          </table:table-cell>
          <table:table-cell office:value-type="float" office:value="8680.0">
            <text:p>8680.0</text:p>
          </table:table-cell>
          <table:table-cell office:value-type="float" office:value="230.0">
            <text:p>2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5.99">
            <text:p>65.99</text:p>
          </table:table-cell>
          <table:table-cell office:value-type="float" office:value="1.79">
            <text:p>1.79</text:p>
          </table:table-cell>
          <table:table-cell office:value-type="float" office:value="1.7872747550789787">
            <text:p>1.7872747550789787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44">
            <text:p>T-3844</text:p>
          </table:table-cell>
          <table:table-cell office:value-type="float" office:value="64.8355">
            <text:p>64.8355</text:p>
          </table:table-cell>
          <table:table-cell office:value-type="float" office:value="11.42">
            <text:p>11.42</text:p>
          </table:table-cell>
          <table:table-cell office:value-type="float" office:value="10340.0">
            <text:p>10340.0</text:p>
          </table:table-cell>
          <table:table-cell office:value-type="float" office:value="250.0">
            <text:p>2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2.99">
            <text:p>122.99</text:p>
          </table:table-cell>
          <table:table-cell office:value-type="float" office:value="1.93">
            <text:p>1.93</text:p>
          </table:table-cell>
          <table:table-cell office:value-type="float" office:value="1.9289083228034394">
            <text:p>1.9289083228034394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738">
            <text:p>T-3738</text:p>
          </table:table-cell>
          <table:table-cell office:value-type="float" office:value="64.9097">
            <text:p>64.9097</text:p>
          </table:table-cell>
          <table:table-cell office:value-type="float" office:value="11.6">
            <text:p>11.6</text:p>
          </table:table-cell>
          <table:table-cell office:value-type="float" office:value="6180.0">
            <text:p>6180.0</text:p>
          </table:table-cell>
          <table:table-cell office:value-type="float" office:value="90.0">
            <text:p>9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0.78">
            <text:p>50.78</text:p>
          </table:table-cell>
          <table:table-cell office:value-type="float" office:value="1.26">
            <text:p>1.26</text:p>
          </table:table-cell>
          <table:table-cell office:value-type="float" office:value="1.2640450025495944">
            <text:p>1.2640450025495944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2844">
            <text:p>T-2844</text:p>
          </table:table-cell>
          <table:table-cell office:value-type="float" office:value="64.9104">
            <text:p>64.9104</text:p>
          </table:table-cell>
          <table:table-cell office:value-type="float" office:value="11.66">
            <text:p>11.66</text:p>
          </table:table-cell>
          <table:table-cell office:value-type="float" office:value="8950.0">
            <text:p>8950.0</text:p>
          </table:table-cell>
          <table:table-cell office:value-type="float" office:value="260.0">
            <text:p>2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1.99">
            <text:p>91.99</text:p>
          </table:table-cell>
          <table:table-cell office:value-type="float" office:value="1.85">
            <text:p>1.85</text:p>
          </table:table-cell>
          <table:table-cell office:value-type="float" office:value="1.8460728659879573">
            <text:p>1.8460728659879573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T-3843">
            <text:p>TT-3843</text:p>
          </table:table-cell>
          <table:table-cell office:value-type="float" office:value="64.9302">
            <text:p>64.9302</text:p>
          </table:table-cell>
          <table:table-cell office:value-type="float" office:value="11.6">
            <text:p>11.6</text:p>
          </table:table-cell>
          <table:table-cell office:value-type="float" office:value="9230.0">
            <text:p>923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0.99">
            <text:p>110.99</text:p>
          </table:table-cell>
          <table:table-cell office:value-type="float" office:value="1.91">
            <text:p>1.91</text:p>
          </table:table-cell>
          <table:table-cell office:value-type="float" office:value="1.9057649970958208">
            <text:p>1.9057649970958208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805IIA">
            <text:p>T-3805IIA</text:p>
          </table:table-cell>
          <table:table-cell office:value-type="float" office:value="64.9106">
            <text:p>64.9106</text:p>
          </table:table-cell>
          <table:table-cell office:value-type="float" office:value="11.54">
            <text:p>11.54</text:p>
          </table:table-cell>
          <table:table-cell office:value-type="float" office:value="7080.0">
            <text:p>708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7.99">
            <text:p>47.99</text:p>
          </table:table-cell>
          <table:table-cell office:value-type="float" office:value="1.86">
            <text:p>1.86</text:p>
          </table:table-cell>
          <table:table-cell office:value-type="float" office:value="1.8616476886991087">
            <text:p>1.8616476886991087</text:p>
          </table:table-cell>
          <table:table-cell office:value-type="string" office:value="Ramfjord1982,CreelEtal2022">
            <text:p>Ramfjord1982,CreelEtal2022</text:p>
          </table:table-cell>
        </table:table-row>
        <table:table-row>
          <table:table-cell office:value-type="string" office:value="Naeroysund">
            <text:p>Naeroysund</text:p>
          </table:table-cell>
          <table:table-cell office:value-type="string" office:value="radiocarbon">
            <text:p>radiocarbon</text:p>
          </table:table-cell>
          <table:table-cell office:value-type="string" office:value="T-3043A">
            <text:p>T-3043A</text:p>
          </table:table-cell>
          <table:table-cell office:value-type="float" office:value="64.9259">
            <text:p>64.9259</text:p>
          </table:table-cell>
          <table:table-cell office:value-type="float" office:value="11.65">
            <text:p>11.65</text:p>
          </table:table-cell>
          <table:table-cell office:value-type="float" office:value="8280.0">
            <text:p>828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4.78">
            <text:p>64.78</text:p>
          </table:table-cell>
          <table:table-cell office:value-type="float" office:value="1.31">
            <text:p>1.31</text:p>
          </table:table-cell>
          <table:table-cell office:value-type="float" office:value="1.3070776050881077">
            <text:p>1.3070776050881077</text:p>
          </table:table-cell>
          <table:table-cell office:value-type="string" office:value="Ramfjord1982,CreelEtal2022">
            <text:p>Ramfjord1982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